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enzja: Sakamoto desu ga?</text:p>
      <text:p text:style-name="P1"/>
      <text:p text:style-name="P2"><office:annotation office:name="__Annotation__4_1818397447"><dc:creator>Maciej Jarocki</dc:creator><dc:date>2017-09-07T07:02:29</dc:date><text:p><text:span text:style-name="T2">Lead</text:span></text:p></office:annotation>Jak wszyscy doskonale wiemy, Mary Sue/Gary Stu to przykład archetypu postaci, którego jak najczęściej się unika. Postacie takie bywają słabe, odstręczają czytelnika (jak i widza) i najczęściej są dowodem słabego warsztatu twórcy. “Nie słyszałeś? Jestem Sakamoto” udowadnia jednak, że takie postacie, odpowiednio poprowadzone, są po prostu… doskonałe.<office:annotation-end office:name="__Annotation__4_1818397447"/></text:p>
      <text:p text:style-name="P2"/>
      <text:p text:style-name="P2">Akcja “Sakamoto desu ga?” dzieje się w dosyć typowym otoczeniu, jak na japońską animację przystało. Mamy oto standardowe sielskie liceum gdzieś w Kraju Wschodzącego Słońca. Standardową egzystencję każdego ucznia, jak i nauczyciela przerywa pojawienie się nowego ucznia – tytułowego Sakamoto. W ciągu dwunastu odcinków widz poznaje jego dosyć “standardowe” szkolne przygody, które jednak stają się absolutnie niezwykłe przez jego cudowne umiejętności i charakter.</text:p>
      <text:p text:style-name="P2"/>
      <text:p text:style-name="P2">Tytułowy bohater tego anime jest doskonały w każdym znaczeniu tego słowa. Jest absolutnie przystojny, doskonale ubrany, uczynny, pełen empatii, niezwykle inteligentny, świetnie się uczy i zawsze (nawet jak prowadzi to do absurdów) jest najlepszy we wszystkim, czego mu potrzeba. Leci na niego każda dziewczyna w każdej klasie, ale ten je uprzejmie ignoruje. Cokolwiek by się nie działo, Sakamoto zawsze znajduje perfekcyjne rozwiązanie każdej sytuacji. Design jego postaci tym bardziej to podkreśla – ubrany w znaczącej większości w czarny szkolny mundur, wysoki, z krótką czarną fryzurą i wzrokiem ukrytym za parą okularów. Oglądający ma wrażenie, jakby sam Bóg zszedł do japońskiego liceum. </text:p>
      <text:p text:style-name="P2"/>
      <text:p text:style-name="P2">Normalnie takie postacie byłyby całkowicie nudne i męczące, ale Sakamoto w swojej doskonałości jest perfekcyjny. Dzieje się tak dlatego, że całe show jest zwyczajnie śmieszne. Jako komedia “Sakamoto desu ga?” radzi sobie wyśmienicie. Najważniejszym gagiem, kontynuowanym przez wszystkie dwanaście odcinków, jest oczywiście fakt, że Sakamoto zawsze jest zajebisty. On nie gra po prostu w Whack-A-Mole, on gra na automacie Bacha. Zazdrosny kolega ukradnie mu krzesło? To usiądzie w powietrzu. Jakimś cudem jego biurko zniknęło z klasy? Nie ma problemu – usiądzie na parapecie w takiej pozycji, że wszystkie dziewczyny na jego widok dos... ehm, będą wniebowzięte. Wszelkiego różnego rodzaju gry słów, gagi sytuacyjne, absurdalne popisy akrobatyczne/techniczne/magiczne Sakamoto – wszystko to działa. Największym obiektywnie sukcesem “Sakamoto desu ga?” jest fakt, że jego najważniejszy gag – absolutna doskonałość i zajebistość głównego bohatera – śmieszy od początku do końca i nie nudzi się przez wszystkie dwanaście odcinków.</text:p>
      <text:p text:style-name="P2"/>
      <text:p text:style-name="P2">Komedia to jedno – dzięki niej anime dobrze się ogląda. Ale kolejnym powodem, dla którego największy i najsilniejszy filar tego dzieła, czyli sam Sakamoto, jest tak łatwy do kupienia przez oglądającego, to doskonałe slice of life. Nasz bohater, będący niemalże wcieleniem Boga na ziemi, zwykle niewiele się uczy ze swoich przygód, bo wszystko już potrafi. Natomiast jego obecność w klasie 1-2 ma monumentalny wpływ na wszystkich jego kolegów i koleżanki. Głównym motywem jest oczywiście radzenie sobie z faktem, że istnieje ktoś, kto jest w absolutnie każdej dziedzinie lepszy. Bardzo często bohaterowie anime są zazdrośni i testują Sakamoto – albo próbując w czymś stać się lepszym, albo próbując mu jakkolwiek zaszkodzić, by choć na chwilę zedrzeć z niego tę aurę zajebistości. Chodząca inkarnacja doskonałości nie tylko jednak nie zawodzi ani razu, ale też zawsze rozwiązuje ostatecznie główny problem wątku w taki sposób, że koledzy i koleżanki z klasy uczą się czegoś nowego. </text:p>
      <text:p text:style-name="P2"/>
      <text:p text:style-name="P2">Ponieważ anime łączy zarówno absurdalną komedię z dość poważnymi wątkami życiowymi, często jego ton zmienia się spontanicznie ze sceny na scenę – czasami jest bardzo radośnie i śmiesznie, a czasami poważnie i smutno. “Sakamoto desu ga?” zwyczajnie porusza – na najróżniejsze sposoby. Fabuła nie jest jakaś specjalnie rozwinięta, ani też bardzo wielowątkowa. Ma raczej charakter luźno powiązanych epizodów i to jednak wciąga. Jedyną jej wadą jest tylko nie do końca zrozumiały wątek z głównym adwersarzem, który też nie kończy się specjalnie satysfakcjonująco.</text:p>
      <text:p text:style-name="P2"/>
      <text:p text:style-name="P2">Nie ma co za specjalnie pisać o innych postaciach w anime, ponieważ jest im poświęcona znacznie mniejsza ilość czasu. Ich rola w fabule bywa też mocno epizodyczna, bądź tylko służą jako narzędzie, by po raz kolejny pokazać zajebistość Sakamoto. Można powiedzieć, że zarówno ich osobowość, jak i wygląd po prostu giną w cieniu naszego głównego bohatera. Tak samo jest zresztą z aspektem graficznym dzieła. Sakamoto jest absolutnie perfekcyjny, seksowny i zwyczajnie piękny, a pozostałe postacie – już niezbyt, podobnie tła dla scen, w których toczy się akcja. </text:p>
      <text:p text:style-name="P2"/>
      <text:p text:style-name="P2">Ten sam zarzut mam do samej animacji. Czasem można mieć wrażenie, że twórcy anime wyrzucili 90% budżetu tylko po to, by Sakamoto w każdej, nawet najbardziej zwyczajnej scenie wyrzucania śmieci wyglądał zajebiście. Ma to sens w kontekście tego, jaki jest główny gag “Sakamoto desu ga?”, ale cierpi na tym reszta – w scenach, gdzie Sakamoto nie ma, widać, że jakość po prostu spada.</text:p>
      <text:p text:style-name="P2"/>
      <text:p text:style-name="P2">O muzyce mam mieszane uczucia. Opening “Coolest” jest jak główny bohater – doskonały. Idealnie pobudza on do życia i nastraja nas do pokazu inkarnacji wspaniałości. Reszta utworów muzycznych jest obiektywnie również całkiem dobra. Natomiast mam duży problem z jej różnorodnością – niektóre utwory są po prostu wykorzystywane za często, a na samej liście soundtracku dużo nie ma. Powoduje to, że nawet dobra muzyka relatywnie szybko się nudzi.</text:p>
      <text:p text:style-name="P2"/>
      <text:p text:style-name="P2">Podsumowując, “Sakamoto desu ga?” poradziło sobie z postawionym wyzwaniem wyśmienicie. Na pytanie – czy da się zrobić dzieło o perfekcyjnej postaci pozbawionej jakichkolwiek wad tak, by oglądający chciał jej jak najwięcej, a nie jak najmniej – odpowiedź jest jak najbardziej twierdząca. Po prostu wymagane jest nieco pomyślunku, szczypty dystansu, komedii i pewnie jakiejś lekcji kontaktu z tym – niemalże boskim – wcieleniem. </text:p>
      <text:p text:style-name="P2"/>
      <text:p text:style-name="P2">Banner - <text:a xlink:type="simple" xlink:href="http://i.imgur.com/P3cDgLs.jpg?1" text:style-name="Internet_20_link" text:visited-style-name="Visited_20_Internet_20_Link"><text:span text:style-name="T1">http://i.imgur.com/P3cDgLs.jpg?1</text:span></text:a></text:p>
      <text:p text:style-name="P2"/>
      <text:p text:style-name="P2">Proponowane Arty:</text:p>
      <text:p text:style-name="P2"><text:soft-page-break/><text:s/><text:a xlink:type="simple" xlink:href="https://wfseg.files.wordpress.com/2016/05/horriblesubs-sakamoto-desu-ga-05-1080p-mkv_snapshot_05-47_2016-05-16_22-52-14.jpg" text:style-name="Internet_20_link" text:visited-style-name="Visited_20_Internet_20_Link"><text:span text:style-name="T1">https://wfseg.files.wordpress.com/2016/05/horriblesubs-sakamoto-desu-ga-05-1080p-mkv_snapshot_05-47_2016-05-16_22-52-14.jpg</text:span></text:a></text:p>
      <text:p text:style-name="P2"/>
      <text:p text:style-name="P2"><text:a xlink:type="simple" xlink:href="http://collectwall.com/wp-content/uploads/2016/06/Charming-Sakamoto-Desu-Ga-Wallpaper.jpg" text:style-name="Internet_20_link" text:visited-style-name="Visited_20_Internet_20_Link"><text:span text:style-name="T1">http://collectwall.com/wp-content/uploads/2016/06/Charming-Sakamoto-Desu-Ga-Wallpaper.jpg</text:span></text:a></text:p>
      <text:p text:style-name="P2"/>
      <text:p text:style-name="P2"><text:a xlink:type="simple" xlink:href="https://usercontent2.hubstatic.com/13017717_f520.jpg" text:style-name="Internet_20_link" text:visited-style-name="Visited_20_Internet_20_Link"><text:span text:style-name="T1">https://usercontent2.hubstatic.com/13017717_f520.jpg</text:span></text:a></text:p>
      <text:p text:style-name="P2"/>
      <text:p text:style-name="P2"><text:a xlink:type="simple" xlink:href="http://lostinanime.com/wp-content/uploads/2016/04/Sakamoto-desu-ga-02-7.jpg" text:style-name="Internet_20_link" text:visited-style-name="Visited_20_Internet_20_Link"><text:span text:style-name="T1">http://lostinanime.com/wp-content/uploads/2016/04/Sakamoto-desu-ga-02-7.jpg</text:span></text:a></text:p>
      <text:p text:style-name="P2"/>
      <text:p text:style-name="P2"><text:a xlink:type="simple" xlink:href="http://blog.draggle.org/wp-content/uploads/2016/04/sakamoto_desu_ga_01_2.jpg" text:style-name="Internet_20_link" text:visited-style-name="Visited_20_Internet_20_Link"><text:span text:style-name="T1">http://blog.draggle.org/wp-content/uploads/2016/04/sakamoto_desu_ga_01_2.jpg</text:span></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8" meta:word-count="863" meta:character-count="6379" meta:non-whitespace-character-count="5511"/>
    <meta:generator>LibreOfficeDev/5.1.0.3$Linux_X86_64 LibreOffice_project/</meta:generator>
  </office:meta>
</office:document-meta>
</file>